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1.5cm" svg:x="8.529cm" svg:y="15.1cm">
          <text:p text:style-name="P1">&lt;&lt;interface&gt;&gt;</text:p>
          <text:p text:style-name="P1">Data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8.529cm" svg:y="12.6cm">
          <text:p text:style-name="P1">&lt;&lt;interface&gt;&gt;</text:p>
          <text:p text:style-name="P1">DataForm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8.529cm" svg:y="10.1cm">
          <text:p text:style-name="P1">DataProv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8.529cm" svg:y="7.6cm">
          <text:p text:style-name="P1">&lt;&lt;interface&gt;&gt;</text:p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15.129cm" svg:y="11.3cm">
          <text:p text:style-name="P1">DataPipelin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29cm" svg:y1="15.1cm" svg:x2="10.829cm" svg:y2="14.1cm">
          <text:p/>
        </draw:line>
        <draw:line draw:style-name="gr2" draw:text-style-name="P1" draw:layer="layout" svg:x1="10.829cm" svg:y1="12.6cm" svg:x2="10.829cm" svg:y2="11.6cm">
          <text:p/>
        </draw:line>
        <draw:line draw:style-name="gr2" draw:text-style-name="P1" draw:layer="layout" svg:x1="10.829cm" svg:y1="10.1cm" svg:x2="10.829cm" svg:y2="9.1cm">
          <text:p/>
        </draw:line>
        <draw:frame draw:style-name="gr3" draw:layer="layout" svg:width="5.011cm" svg:height="0.962cm" svg:x="3.418cm" svg:y="15.4cm">
          <draw:text-box>
            <text:p>empfängt Daten</text:p>
          </draw:text-box>
        </draw:frame>
        <draw:frame draw:style-name="gr3" draw:layer="layout" svg:width="5.959cm" svg:height="1.673cm" svg:x="2.629cm" svg:y="12.527cm">
          <draw:text-box>
            <text:p>parset empfangene</text:p>
            <text:p>Daten</text:p>
          </draw:text-box>
        </draw:frame>
        <draw:frame draw:style-name="gr3" draw:layer="layout" svg:width="7.123cm" svg:height="2.384cm" svg:x="1.4cm" svg:y="9.616cm">
          <draw:text-box>
            <text:p>filtert fehlende Daten</text:p>
            <text:p>und leitet an registrierte</text:p>
            <text:p>Receiver weiter</text:p>
          </draw:text-box>
        </draw:frame>
        <draw:frame draw:style-name="gr3" draw:layer="layout" svg:width="3.745cm" svg:height="0.962cm" svg:x="4.655cm" svg:y="7.838cm">
          <draw:text-box>
            <text:p>nutzt Daten</text:p>
          </draw:text-box>
        </draw:frame>
        <draw:line draw:style-name="gr4" draw:text-style-name="P1" draw:layer="layout" svg:x1="13.1cm" svg:y1="8.3cm" svg:x2="19cm" svg:y2="8.3cm">
          <text:p/>
        </draw:line>
        <draw:line draw:style-name="gr2" draw:text-style-name="P1" draw:layer="layout" svg:x1="19cm" svg:y1="8.3cm" svg:x2="19cm" svg:y2="11.3cm">
          <text:p/>
        </draw:line>
        <draw:line draw:style-name="gr2" draw:text-style-name="P1" draw:layer="layout" svg:x1="15.5cm" svg:y1="10.7cm" svg:x2="13.2cm" svg:y2="10.7cm">
          <text:p/>
        </draw:line>
        <draw:line draw:style-name="gr4" draw:text-style-name="P1" draw:layer="layout" svg:x1="15.5cm" svg:y1="10.7cm" svg:x2="15.5cm" svg:y2="11.3cm">
          <text:p/>
        </draw:line>
        <draw:frame draw:style-name="gr3" draw:layer="layout" svg:width="3.144cm" svg:height="0.962cm" svg:x="15.591cm" svg:y="10.227cm">
          <draw:text-box>
            <text:p>registriert</text:p>
          </draw:text-box>
        </draw:frame>
        <draw:line draw:style-name="gr4" draw:text-style-name="P1" draw:layer="layout" svg:x1="16.3cm" svg:y1="12.8cm" svg:x2="16.3cm" svg:y2="15.9cm">
          <text:p/>
        </draw:line>
        <draw:line draw:style-name="gr2" draw:text-style-name="P1" draw:layer="layout" svg:x1="16.3cm" svg:y1="15.9cm" svg:x2="13.2cm" svg:y2="15.9cm">
          <text:p/>
        </draw:line>
        <draw:line draw:style-name="gr2" draw:text-style-name="P1" draw:layer="layout" svg:x1="16.3cm" svg:y1="13.4cm" svg:x2="13.2cm" svg:y2="13.4cm">
          <text:p/>
        </draw:line>
        <draw:frame draw:style-name="gr3" draw:layer="layout" svg:width="3.779cm" svg:height="2.384cm" svg:x="16.314cm" svg:y="13.206cm">
          <draw:text-box>
            <text:p>verwaltet</text:p>
            <text:p>und tauscht</text:p>
            <text:p>a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6:56:04.305000000</meta:creation-date>
    <meta:document-statistic meta:object-count="21"/>
    <meta:generator>LibreOffice/4.3.6.2$Windows_x86 LibreOffice_project/d50a87b2e514536ed401c18000dad4660b6a169e</meta:generator>
  </office:meta>
</office:document-meta>
</file>